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Contents_20_1">
      <style:paragraph-properties>
        <style:tab-stops>
          <style:tab-stop style:position="4.5in" style:type="right" style:leader-style="dotted" style:leader-text="."/>
        </style:tab-stops>
      </style:paragraph-properties>
    </style:style>
    <style:style style:name="P19" style:family="paragraph" style:parent-style-name="Contents_20_2">
      <style:paragraph-properties>
        <style:tab-stops>
          <style:tab-stop style:position="4.3035in" style:type="right" style:leader-style="dotted" style:leader-text="."/>
        </style:tab-stops>
      </style:paragraph-properties>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paragraph-properties fo:text-align="start" style:justify-single-word="false"/>
    </style:style>
    <style:style style:name="P25" style:family="paragraph" style:parent-style-name="Text_20_body" style:list-style-name="L8">
      <style:paragraph-properties fo:text-align="start" style:justify-single-word="false"/>
    </style:style>
    <style:style style:name="P26" style:family="paragraph" style:parent-style-name="Text_20_body" style:list-style-name="L10">
      <style:paragraph-properties fo:text-align="start" style:justify-single-word="false"/>
    </style:style>
    <style:style style:name="P27" style:family="paragraph" style:parent-style-name="Text_20_body" style:list-style-name="L11">
      <style:paragraph-properties fo:text-align="start" style:justify-single-word="false"/>
    </style:style>
    <style:style style:name="P28" style:family="paragraph" style:parent-style-name="Text_20_body" style:list-style-name="L14">
      <style:paragraph-properties fo:text-align="start" style:justify-single-word="false"/>
    </style:style>
    <style:style style:name="P29" style:family="paragraph" style:parent-style-name="Text_20_body" style:list-style-name="L9"/>
    <style:style style:name="P30" style:family="paragraph" style:parent-style-name="Text_20_body" style:list-style-name="L12"/>
    <style:style style:name="P31" style:family="paragraph" style:parent-style-name="Text_20_body" style:list-style-name="L12">
      <style:text-properties fo:font-weight="bold" style:font-weight-asian="bold" style:font-weight-complex="bold"/>
    </style:style>
    <style:style style:name="P32" style:family="paragraph" style:parent-style-name="Text_20_body" style:list-style-name="L14"/>
    <style:style style:name="P33" style:family="paragraph" style:parent-style-name="Text_20_body" style:list-style-name="L7" style:master-page-name="">
      <style:paragraph-properties fo:text-align="start" style:justify-single-word="false" style:page-number="auto" fo:keep-with-next="always"/>
    </style:style>
    <style:style style:name="P34" style:family="paragraph" style:parent-style-name="Heading_20_3" style:master-page-name="">
      <style:paragraph-properties style:page-number="auto"/>
    </style:style>
    <style:style style:name="P35" style:family="paragraph" style:parent-style-name="Title" style:master-page-name="Intro_20_First_20_Page">
      <style:paragraph-properties style:page-number="1"/>
    </style:style>
    <style:style style:name="P36" style:family="paragraph" style:parent-style-name="Title" style:master-page-name="Intro_20_First_20_Page">
      <style:paragraph-properties style:page-number="auto"/>
    </style:style>
    <style:style style:name="P37" style:family="paragraph" style:parent-style-name="Title" style:master-page-name="Forward_20_First_20_Page">
      <style:paragraph-properties style:page-number="auto"/>
    </style:style>
    <style:style style:name="P38" style:family="paragraph" style:parent-style-name="Title" style:master-page-name="Chapter_20_First_20_Page">
      <style:paragraph-properties style:page-number="1" fo:break-before="auto" fo:break-after="auto"/>
    </style:style>
    <style:style style:name="P39" style:family="paragraph" style:parent-style-name="Title" style:master-page-name="Chapter_20_First_20_Page">
      <style:paragraph-properties style:page-number="auto" fo:break-before="auto" fo:break-after="auto"/>
    </style:style>
    <style:style style:name="P40" style:family="paragraph" style:parent-style-name="Title" style:master-page-name="Chapter_20_First_20_Page">
      <style:paragraph-properties style:page-number="auto"/>
    </style:style>
    <style:style style:name="P41" style:family="paragraph" style:parent-style-name="Title" style:master-page-name="Chapter_20_First_20_Page">
      <style:paragraph-properties style:page-number="auto" fo:break-before="page"/>
    </style:style>
    <style:style style:name="P42" style:family="paragraph" style:parent-style-name="Subtitle">
      <style:paragraph-properties fo:text-align="start" style:justify-single-word="false"/>
    </style:style>
    <style:style style:name="P43" style:family="paragraph" style:parent-style-name="Subtitle">
      <style:paragraph-properties fo:break-before="page"/>
    </style:style>
    <style:style style:name="P44" style:family="paragraph" style:parent-style-name="Heading_20_1"/>
    <style:style style:name="P45" style:family="paragraph" style:parent-style-name="Quotation" style:list-style-name="L13"/>
    <style:style style:name="P46"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2">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Hebrews</text:p>
      <text:h text:style-name="Main_20_Subtitle" text:outline-level="2">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35"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36"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8">Dedication<text:tab/>i</text:p>
          <text:p text:style-name="P18">Table of Contents<text:tab/>iii</text:p>
          <text:p text:style-name="P18">Forward<text:tab/>vii</text:p>
          <text:p text:style-name="P18">Introduction<text:tab/>ix</text:p>
          <text:p text:style-name="P18">Part 1<text:tab/>1</text:p>
          <text:p text:style-name="P19">Historical Review <text:tab/>1</text:p>
          <text:p text:style-name="P18">Part 2<text:tab/>9</text:p>
          <text:p text:style-name="P19">Canon and Commentary <text:tab/>9</text:p>
          <text:p text:style-name="P18">Part 3<text:tab/>15</text:p>
          <text:p text:style-name="P19">Yeshua as Rosh Galut <text:tab/>15</text:p>
          <text:p text:style-name="P18">Part 4<text:tab/>17</text:p>
          <text:p text:style-name="P19">The Problems at Hand <text:tab/>17</text:p>
          <text:p text:style-name="P18">Hebrews in <text:line-break/>Rabbinic Relief<text:tab/>19</text:p>
          <text:p text:style-name="P19">Mashiach, Solution to Our Problems <text:tab/>19</text:p>
          <text:p text:style-name="P18">Bibliography<text:tab/>51</text:p>
          <text:p text:style-name="P18">Glossary<text:tab/>53</text:p>
          <text:p text:style-name="P18">Notes<text:tab/>55</text:p>
          <text:p text:style-name="P18">Internet Articles<text:tab/>57</text:p>
          <text:p text:style-name="P19">New Testament Use of the Old Testament:<text:line-break/>A Case Study from Hebrews 1-2<text:tab/>57</text:p>
          <text:p text:style-name="P19">THE INTERPRETATION OF SCRIPTURE<text:tab/>75</text:p>
          <text:p text:style-name="P19">Course at Crandall University<text:tab/>75</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soft-page-break/><text:tab/>A review of the literary development during the period from Moshe to Ezra.</text:p>
      <text:list xml:id="list3639318358871287081"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item>
              <text:p text:style-name="P47">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6607367886377551290" text:style-name="L2">
        <text:list-item>
          <text:p text:style-name="P48">Davidic bloodline</text:p>
        </text:list-item>
        <text:list-item>
          <text:p text:style-name="P48">Incorporates Monarchy and Priesthood</text:p>
        </text:list-item>
        <text:list-item>
          <text:p text:style-name="P48">Yeshua as Sage, comparable to Shlomo</text:p>
        </text:list-item>
      </text:list>
      <text:p text:style-name="Standard">Part 4<text:line-break/><text:soft-page-break/>Treatment of Hebrews</text:p>
      <text:list xml:id="list5566140248090951986" text:style-name="L3">
        <text:list-item>
          <text:p text:style-name="P49">Occasion for Writing of Hebrews</text:p>
          <text:list>
            <text:list-item>
              <text:p text:style-name="P49">Failed Monarchy</text:p>
            </text:list-item>
            <text:list-item>
              <text:p text:style-name="P49">Failed Priesthood</text:p>
            </text:list-item>
            <text:list-item>
              <text:p text:style-name="P49">Apparent Failure of Yeshua</text:p>
            </text:list-item>
            <text:list-item>
              <text:p text:style-name="P49">The Destruction of Jerusalem and the Temple</text:p>
            </text:list-item>
            <text:list-item>
              <text:p text:style-name="P49">Purpose of Hebrews<text:line-break/>To encourage the readers in light of the apparent failure of all their Messianic Hopes.</text:p>
            </text:list-item>
          </text:list>
        </text:list-item>
        <text:list-item>
          <text:p text:style-name="P49">Outline of Hebrews</text:p>
          <text:list>
            <text:list-item>
              <text:p text:style-name="P49">1:1—10:34<text:line-break/>Yeshua qualified to succeed David as king and priest.</text:p>
              <text:list>
                <text:list-item>
                  <text:p text:style-name="P49">As Literal Heir</text:p>
                </text:list-item>
                <text:list-item>
                  <text:p text:style-name="P49">As Literal Human Being</text:p>
                </text:list-item>
                <text:list-item>
                  <text:p text:style-name="P49">As Deliverer Like Moshe</text:p>
                </text:list-item>
              </text:list>
            </text:list-item>
            <text:list-item>
              <text:p text:style-name="P49">B. 10:35—13:25<text:line-break/>Encouragement to maintain through this period of trial, when the expectation seems to be failing... just like all those who endured trials in previous generations.</text:p>
            </text:list-item>
          </text:list>
        </text:list-item>
      </text:list>
      <text:h text:style-name="P37"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text:soft-page-break/>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36"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1881542279567999159" text:style-name="L4">
        <text:list-item>
          <text:p text:style-name="P20">the divine nature of the Messiah;</text:p>
        </text:list-item>
        <text:list-item>
          <text:p text:style-name="P20">the annulment of the Torah;</text:p>
        </text:list-item>
        <text:list-item>
          <text:p text:style-name="P20">the replacement of the Temple in Jerusalem by an invisible worship center located in Heaven;</text:p>
        </text:list-item>
        <text:list-item>
          <text:p text:style-name="P20">the replacement of the Levitical priesthood by a new and different class of priesthood, based upon Melchizedek, rather than Levi;</text:p>
        </text:list-item>
        <text:list-item>
          <text:p text:style-name="P20">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text:soft-page-break/>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text:soft-page-break/>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text:soft-page-break/>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38"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8690645857512107612" text:style-name="L5">
        <text:list-item>
          <text:p text:style-name="P21">The superiority of Yeshua, and his supersedence over all aspects of religious Judaism;</text:p>
        </text:list-item>
        <text:list-item>
          <text:p text:style-name="P21">His priesthood is greater than Levi;</text:p>
        </text:list-item>
        <text:list-item>
          <text:p text:style-name="P21">His sacrifice is greater than those offered by Levi;</text:p>
        </text:list-item>
        <text:list-item>
          <text:p text:style-name="P21">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4"><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7555377693498084119" text:style-name="L6">
        <text:list-item>
          <text:p text:style-name="P22">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2">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text:soft-page-break/>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023092747723788897" text:style-name="L7">
        <text:list-item>
          <text:p text:style-name="P24">The Call of Abraham</text:p>
          <text:p text:style-name="P23">The very definition of the Jewish people begins with “<text:span text:style-name="T2">Avraham Avinu</text:span>”, “Abraham Our Father”. Avraham represents the beginning of of the story of the Jews. His departure from the Chaldean city of Ur, his <text:soft-page-break/>settlement in the territory of Cana'an, and his relationships with local leaders, like Malki-Tzedek established that region as the homeland for his descendants.</text:p>
        </text:list-item>
        <text:list-item>
          <text:p text:style-name="P24">Giving of Torah </text:p>
          <text:p text:style-name="P23">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3">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4">David Hamelech</text:p>
          <text:p text:style-name="P23">As Israel grew in the Land, they came to desire a King of the same sort as the kings of all the other nations. They were not satisfied to have Hashem, the unseen God of Israel, as their king. So, after the fitful start with Saul, David ascended to the throne.</text:p>
          <text:p text:style-name="P23">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3">Throughout his reign as king of Israel, David set the gold standard for a number of key elements which would forever leave their impact on the Israeli view of their monarch. Of these, two stand out as the most significant:</text:p>
        </text:list-item>
      </text:list>
      <text:list xml:id="list6008335185442995792" text:style-name="L8">
        <text:list-item>
          <text:list>
            <text:list-item>
              <text:p text:style-name="P25">Davidic Covenant</text:p>
            </text:list-item>
            <text:list-item>
              <text:p text:style-name="P25"><text:soft-page-break/>David as Prototypical Priest/King</text:p>
            </text:list-item>
          </text:list>
        </text:list-item>
      </text:list>
      <text:list xml:id="list25163200" text:continue-list="list2023092747723788897" text:style-name="L7">
        <text:list-header>
          <text:p text:style-name="P23">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3">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4">Divided Monarchy</text:p>
          <text:p text:style-name="P23">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3">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3">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3">There are two imporant points that need to be kept in the fore of our thinking about this national split:</text:p>
          <text:list>
            <text:list-item>
              <text:p text:style-name="P23">From this point forward, as we read the chronicles of events relevant to the history of Israel, “Israel” and “Judah” are two <text:soft-page-break/>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3">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4">Assyrian Captivity</text:p>
          <text:p text:style-name="P23">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3">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4">Babylonian Exile</text:p>
          <text:p text:style-name="P23">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3">While in exile, the sages of Israel worked hard at discerning what constituted the failure of Israel, and how to rectify that failure. </text:p>
          <text:p text:style-name="P23">Along the way, they also considered how to identify the Davidic heir who would restore Israel from exile. This is why the term “Son of David” is synonymous with “Messiah”. This theme is also the theme of <text:soft-page-break/>Hebrews, where the first order of business is identifying the answer to the question. “What is the purpose and function of the Messiah?”</text:p>
        </text:list-item>
        <text:list-item>
          <text:p text:style-name="P33">Return from Exile</text:p>
          <text:p text:style-name="P24">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3">Dedication to the lineage of David allowed the Jewish remnant to quickly identify Zerubabbel as the rightful heir to the throne who would oversee the return of Israel to their home land. </text:p>
          <text:p text:style-name="P24">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4">Yeshua</text:p>
          <text:p text:style-name="P23">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text:soft-page-break/></text:p>
      <text:h text:style-name="P39" text:outline-level="1">Part 2 </text:h>
      <text:h text:style-name="P42"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25178240" text:continue-list="list3639318358871287081" text:style-name="L1">
        <text:list-item>
          <text:p text:style-name="P47">Composition and Integration of the Canon</text:p>
          <text:list>
            <text:list-item>
              <text:p text:style-name="P47">Torah</text:p>
            </text:list-item>
            <text:list-item>
              <text:p text:style-name="P47">Prophets and Writings added later</text:p>
            </text:list-item>
          </text:list>
        </text:list-item>
        <text:list-item>
          <text:p text:style-name="P47">Captivity and the Messianic Hope</text:p>
          <text:list>
            <text:list-item>
              <text:p text:style-name="P47">Apocalyptic Expectation<text:line-break/>Cite examples of apocalyptic literature, including Daniel and the Sibylline Oracles</text:p>
            </text:list-item>
            <text:list-item>
              <text:p text:style-name="P47">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text:soft-page-break/>make or purchase expensive inks, based on various solvents and dyes, some of which were quite precious.</text:p>
      <text:p text:style-name="Text_20_body">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3441278007324064964" text:style-name="L9">
        <text:list-item>
          <text:p text:style-name="P29">Established centers of Jewish learning and self-governance, providing a core infrastructure around which the nation could gather. Today, we call these bodies “yeshivot” and “Jewish community centers”.</text:p>
        </text:list-item>
        <text:list-item>
          <text:p text:style-name="P29">Approved the inspired status of the prophetic writings as they were created.</text:p>
        </text:list-item>
        <text:list-item>
          <text:p text:style-name="P29">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29">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847655712272377861" text:style-name="L10">
        <text:list-item>
          <text:p text:style-name="P26">Read Torah.</text:p>
        </text:list-item>
        <text:list-item>
          <text:p text:style-name="P26">Learn Torah.</text:p>
        </text:list-item>
        <text:list-item>
          <text:p text:style-name="P26">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ext:soft-page-break/>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40" text:outline-level="1">Part 3 </text:h>
      <text:h text:style-name="Subtitle" text:outline-level="2">Yeshua as Rosh Galut </text:h>
      <text:p text:style-name="Text_20_body"/>
      <text:p text:style-name="Standard">We have to ask ourselves some pointed questions when considering the who we think Yeshua was. We are all aware of the basic story—a man who came to call to task a corrupt leadership, and offer a way to know the Almighty in a way that was both more intimate and revolutionary, all at the same time. He came to throw down established religion, and raise in its place a new focus on inner contemplation and privatized religion.</text:p>
      <text:p text:style-name="Standard">In short, we tend to read Yeshua through the lens of the modern hippie movement.</text:p>
      <text:p text:style-name="Standard">N.T. Wright puts it this way:</text:p>
      <text:p text:style-name="Quotation">When we read, “Repent and follow me”, we have this idea that Messiah was encouraging people to, “Give up your private sins, get religion, and go join a church.” But that isn't what Messiah meant at all! Rather, he was calling Israel to, “Stop doing things your way, and try my way now.”</text:p>
      <text:p text:style-name="Standard">We have been so ingrained with the idea that everything is about proving Yeshua's divinity, that we develop a myopic view of the Messianic Writings. This leads us to overlook the decidedly political and social elements of everything Yeshua said and did in bringing about his Messianic and Kingdom-based agenda.</text:p>
      <text:p text:style-name="Standard">+++++++++++++</text:p>
      <text:p text:style-name="Standard">When Yeshua appeared on the scene</text:p>
      <text:p text:style-name="Standard">Summarize Gospel accounts as the appearance of the rightful heir to the Davidic throne. Cite genealogies and highlight citations of Tanakh texts that tie him in with David.</text:p>
      <text:list xml:id="list25191875" text:continue-list="list6607367886377551290" text:style-name="L2">
        <text:list-item text:start-value="1">
          <text:p text:style-name="P48">Davidic bloodline</text:p>
        </text:list-item>
        <text:list-item>
          <text:p text:style-name="P48"><text:soft-page-break/>Incorporates Monarchy and Priesthood</text:p>
        </text:list-item>
        <text:list-item>
          <text:p text:style-name="P50">Yeshua as Sage, comparable to Shlomo</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40"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40"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text:soft-page-break/>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text:soft-page-break/>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3040305296470643725" text:style-name="L11">
        <text:list-item>
          <text:p text:style-name="P27">Introduction (1:1-3)</text:p>
        </text:list-item>
        <text:list-item>
          <text:p text:style-name="P27">Midrash 1 (1:4-2:4)<text:line-break/>The Davidic Heir Is Greater than Angels</text:p>
        </text:list-item>
        <text:list-item>
          <text:p text:style-name="P27">Midraash 2 (2:5-2:18(<text:line-break/>The Adamic Heir Is Greater than Angels</text:p>
        </text:list-item>
        <text:list-item>
          <text:p text:style-name="P27">Midrash 3 (3:1-3:6)<text:line-break/>The Heir Is Greater than the Servant</text:p>
          <text:list>
            <text:list-item>
              <text:p text:style-name="P27">Exhortation (3:7-4:11)</text:p>
              <text:list>
                <text:list-item>
                  <text:p text:style-name="P27">Be Part of the House</text:p>
                </text:list-item>
                <text:list-item>
                  <text:p text:style-name="P27">The Eternal Rest</text:p>
                </text:list-item>
              </text:list>
            </text:list-item>
          </text:list>
        </text:list-item>
        <text:list-item>
          <text:p text:style-name="P27">Midrash 5 ()<text:line-break/>Torah and the Priesthoods</text:p>
        </text:list-item>
        <text:list-item>
          <text:p text:style-name="P27"/>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text:soft-page-break/>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5951482270604614523" text:style-name="L12">
        <text:list-item>
          <text:p text:style-name="P31">Political</text:p>
          <text:p text:style-name="P30">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0">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1"><text:soft-page-break/>Religious</text:p>
          <text:p text:style-name="P30">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0">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text:soft-page-break/>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text:soft-page-break/>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text:soft-page-break/>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3"><text:soft-page-break/>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text:soft-page-break/>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ext:soft-page-break/>"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ext:soft-page-break/>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text:soft-page-break/>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text:soft-page-break/>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xt:soft-page-break/>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oft-page-break/><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ext:soft-page-break/>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ext:soft-page-break/>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text:soft-page-break/>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text:soft-page-break/>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text:soft-page-break/>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4"><text:soft-page-break/>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text:soft-page-break/>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text:soft-page-break/>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4"><text:soft-page-break/>Yosef</text:h>
      <text:p text:style-name="Quotation"><text:span text:style-name="T1">(22) </text:span>By trusting, Yosef, near the end of his life, remembered about the Exodus of the people of Isra'el and gave instructions about what to do with his bones.</text:p>
      <text:h text:style-name="Heading_20_2" text:outline-level="4">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4" text:outline-level="5"><text:soft-page-break/>On the Run</text:h>
      <text:p text:style-name="Quotation"><text:span text:style-name="T1">(29) </text:span>By trusting, they walked through the Red Sea as through dry land; when the Egyptians tried to do it, the sea swallowed them up.</text:p>
      <text:h text:style-name="Heading_20_2" text:outline-level="4">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text:soft-page-break/>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text:soft-page-break/>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ext:soft-page-break/>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8762435883568089847" text:style-name="L13">
        <text:list-item>
          <text:p text:style-name="P45">Remember your leaders, those who spoke God's message to you. Reflect on the results of their way of life, and imitate their trust—<text:span text:style-name="T1">(8) </text:span>Yeshua the Messiah is the same yesterday, today and forever.<text:span text:style-name="T1"> (9) </text:span>Do <text:soft-page-break/>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40" text:outline-level="1">Bibliography </text:h>
      <text:list xml:id="list9032581728432702626" text:style-name="L14">
        <text:list-item>
          <text:p text:style-name="P28">Brown, Raymond. <text:s/>The Message of Hebrews: Christ Above All. <text:s/>Downers Grove, IL: Inter-Varsity, 1982.</text:p>
        </text:list-item>
        <text:list-item>
          <text:p text:style-name="P28">Bruce, F.F. The Epistle to the Hebrews. <text:s/>Grand Rapids: Eerdmans, 1964.</text:p>
        </text:list-item>
        <text:list-item>
          <text:p text:style-name="P28">---. <text:s/>New Testament Development of Old Testament Themes. <text:s/>Grand Rapids, Eerdmans, 1968.</text:p>
        </text:list-item>
        <text:list-item>
          <text:p text:style-name="P28">Evans, Craig A. <text:s/>“The Function of the Old Testament in the New.” Introducing New Testament Interpretation. <text:s/>Grand Rapids: Baker, 1989.</text:p>
        </text:list-item>
        <text:list-item>
          <text:p text:style-name="P28">Hays, Richard B. <text:s/>Echoes of Scripture in the Letters of Paul. <text:s/>New Haven: Yale UP, 1989.</text:p>
        </text:list-item>
        <text:list-item>
          <text:p text:style-name="P28">Lane, William L. <text:s/>Word Biblical Commentary: Hebrews 1-8. <text:s/>Dallas: Word, 1991.</text:p>
        </text:list-item>
        <text:list-item>
          <text:p text:style-name="P28">Longenecker, Richard N. <text:s/>Biblical Exegesis in the Apostolic Period. Grand Rapids, Eerdmans, 1975, 1999.</text:p>
        </text:list-item>
        <text:list-item>
          <text:p text:style-name="P32">McKee, “Hebrews for the Practical Messianic”</text:p>
        </text:list-item>
        <text:list-item>
          <text:p text:style-name="P28">Moo, Douglas. <text:s/>“The Problem of Sensus Plenior.”</text:p>
        </text:list-item>
        <text:list-item>
          <text:p text:style-name="P28">Morris, Leon. <text:s/>“Hebrews.” <text:s/>The Expositor’s Bible Commentary. <text:s/>Ed. Frank E. Gaebelein. Grand Rapids: Zondervan, 1981.</text:p>
        </text:list-item>
        <text:list-item>
          <text:p text:style-name="P28">Newell, William R. <text:s/>Hebrews Verse-By-Verse. <text:s/>Grand Rapids: Kregel, 1995. <text:s/>Originally pub. Chicago: Moody, 1947.</text:p>
        </text:list-item>
        <text:list-item>
          <text:p text:style-name="P32">Trattner</text:p>
        </text:list-item>
        <text:list-item>
          <text:p text:style-name="P32">Hebrew Lexicon explaining terms for “covenant” versus “last will and testament”</text:p>
        </text:list-item>
      </text:list>
      <text:p text:style-name="P13"/>
      <text:h text:style-name="P40"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41"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40"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text:soft-page-break/>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text:soft-page-break/>of the OT that Matthew is doing when he speaks of Christ’s actions or words “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text:soft-page-break/>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text:soft-page-break/>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text:soft-page-break/>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5"><text:soft-page-break/>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text:soft-page-break/>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text:soft-page-break/>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text:soft-page-break/>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text:soft-page-break/>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17<text:tab/>I will cause your name to be remembered in all generations; therefore the peoples will give you thanks forever and ever.</text:p>
      <text:p text:style-name="P15"/>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text:soft-page-break/>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
      <text:p text:style-name="P15">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text:soft-page-break/></text:p>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text:soft-page-break/>3<text:tab/>When I consider your heavens, the work of your fingers, the moon and the stars, which you have ordained;</text:p>
      <text:p text:style-name="P15">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ext:soft-page-break/>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text:soft-page-break/>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text:soft-page-break/>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text:soft-page-break/>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5">See more at: http://www.xenos.org/ministries/crossroads/OnlineJournal/issue3/ntothebr.htm#NOTES</text:p>
      <text:p text:style-name="P15"/>
      <text:p text:style-name="P15"/>
      <text:h text:style-name="P43"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3"><text:s/></text:p>
      <text:p text:style-name="P13"><text:soft-page-break/></text:p>
      <text:p text:style-name="P13">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text:soft-page-break/>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text:soft-page-break/>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soft-page-break/>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text:soft-page-break/>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text:soft-page-break/>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
      <text:p text:style-name="P13">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ext:soft-page-break/>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text:soft-page-break/>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oft-page-break/><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ext:soft-page-break/>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xt:soft-page-break/>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text:soft-page-break/></text:p>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text:soft-page-break/>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402in" fo:margin-bottom="0in" fo:line-height="100%"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91</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91</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91</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91</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90</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91</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8T05:01:03.04</dc:date>
    <meta:editing-duration>P31DT16H52S</meta:editing-duration>
    <meta:editing-cycles>53</meta:editing-cycles>
    <meta:generator>OpenOffice/4.1.1$Win32 OpenOffice.org_project/411m6$Build-9775</meta:generator>
    <meta:document-statistic meta:table-count="0" meta:image-count="0" meta:object-count="0" meta:page-count="104" meta:paragraph-count="730" meta:word-count="28996" meta:character-count="165674"/>
  </office:meta>
</office:document-meta>
</file>